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6ed" officeooo:paragraph-rsid="00007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редством фрейморка Flask и Базы данных <text:s/>Postgres мы создали сайт с регистрацией, который приветсвтует пользователя в случае удачного входа в систему. Обработаны исключения, когда пользователь вводит пустые пол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9:40:26.296774607</meta:creation-date>
    <dc:date>2021-11-29T19:41:47.398615055</dc:date>
    <meta:editing-duration>PT1M21S</meta:editing-duration>
    <meta:editing-cycles>1</meta:editing-cycles>
    <meta:document-statistic meta:table-count="0" meta:image-count="0" meta:object-count="0" meta:page-count="1" meta:paragraph-count="1" meta:word-count="28" meta:character-count="214" meta:non-whitespace-character-count="186"/>
    <meta:generator>LibreOffice/6.4.7.2$Linux_X86_64 LibreOffice_project/40$Build-2</meta:generator>
  </office:meta>
</office:document-meta>
</file>